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Default" style:master-page-name="MP0" style:family="paragraph">
      <style:paragraph-properties fo:break-before="page" fo:margin-left="2in" fo:text-indent="0.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 style:parent-style-name="Default" style:family="paragraph">
      <style:text-properties fo:font-size="11pt" style:font-size-asian="11pt" style:font-size-complex="11pt"/>
    </style:style>
    <style:style style:name="P3" style:parent-style-name="Default" style:family="paragraph">
      <style:paragraph-properties fo:text-indent="0.5in"/>
      <style:text-properties fo:font-size="11pt" style:font-size-asian="11pt" style:font-size-complex="11pt"/>
    </style:style>
    <style:style style:name="P4" style:parent-style-name="Default" style:family="paragraph">
      <style:text-properties fo:font-weight="bold" style:font-weight-asian="bold" style:font-weight-complex="bold" fo:font-size="11pt" style:font-size-asian="11pt" style:font-size-complex="11pt"/>
    </style:style>
    <style:style style:name="T5" style:parent-style-name="DefaultParagraphFont" style:family="text">
      <style:text-properties fo:font-weight="bold" style:font-weight-asian="bold" style:font-weight-complex="bold" fo:font-size="11pt" style:font-size-asian="11pt" style:font-size-complex="11pt"/>
    </style:style>
    <style:style style:name="P6" style:parent-style-name="Default" style:family="paragraph">
      <style:text-properties fo:font-size="11pt" style:font-size-asian="11pt" style:font-size-complex="11pt"/>
    </style:style>
    <style:style style:name="P7" style:parent-style-name="Default" style:family="paragraph">
      <style:text-properties fo:font-size="11pt" style:font-size-asian="11pt" style:font-size-complex="11pt"/>
    </style:style>
    <style:style style:name="P8" style:parent-style-name="Default" style:family="paragraph">
      <style:text-properties fo:font-weight="bold" style:font-weight-asian="bold" style:font-weight-complex="bold" fo:font-size="11pt" style:font-size-asian="11pt" style:font-size-complex="11pt"/>
    </style:style>
    <style:style style:name="T9" style:parent-style-name="DefaultParagraphFont" style:family="text">
      <style:text-properties fo:font-weight="bold" style:font-weight-asian="bold" style:font-weight-complex="bold" fo:font-size="11pt" style:font-size-asian="11pt" style:font-size-complex="11pt"/>
    </style:style>
    <style:style style:name="P10" style:parent-style-name="Default" style:family="paragraph">
      <style:text-properties fo:font-size="11pt" style:font-size-asian="11pt" style:font-size-complex="11pt"/>
    </style:style>
    <style:style style:name="P11" style:parent-style-name="Default" style:family="paragraph">
      <style:text-properties fo:font-size="11pt" style:font-size-asian="11pt" style:font-size-complex="11pt"/>
    </style:style>
    <style:style style:name="P12" style:parent-style-name="Default" style:family="paragraph">
      <style:text-properties fo:font-weight="bold" style:font-weight-asian="bold" style:font-weight-complex="bold" fo:font-size="11pt" style:font-size-asian="11pt" style:font-size-complex="11pt"/>
    </style:style>
    <style:style style:name="T13" style:parent-style-name="DefaultParagraphFont" style:family="text">
      <style:text-properties fo:font-weight="bold" style:font-weight-asian="bold" style:font-weight-complex="bold" fo:font-size="11pt" style:font-size-asian="11pt" style:font-size-complex="11pt"/>
    </style:style>
    <style:style style:name="P14" style:parent-style-name="Default" style:family="paragraph">
      <style:text-properties fo:font-size="11pt" style:font-size-asian="11pt" style:font-size-complex="11pt"/>
    </style:style>
    <style:style style:name="P15" style:parent-style-name="Default" style:family="paragraph">
      <style:text-properties fo:font-size="11pt" style:font-size-asian="11pt" style:font-size-complex="11pt"/>
    </style:style>
    <style:style style:name="P16" style:parent-style-name="Default" style:family="paragraph">
      <style:text-properties fo:font-weight="bold" style:font-weight-asian="bold" style:font-weight-complex="bold" fo:font-size="11pt" style:font-size-asian="11pt" style:font-size-complex="11pt"/>
    </style:style>
    <style:style style:name="T17" style:parent-style-name="DefaultParagraphFont" style:family="text">
      <style:text-properties fo:font-weight="bold" style:font-weight-asian="bold" style:font-weight-complex="bold" fo:font-size="11pt" style:font-size-asian="11pt" style:font-size-complex="11pt"/>
    </style:style>
    <style:style style:name="P18" style:parent-style-name="Default" style:family="paragraph">
      <style:text-properties fo:font-size="11pt" style:font-size-asian="11pt" style:font-size-complex="11pt"/>
    </style:style>
    <style:style style:name="P19" style:parent-style-name="Default" style:family="paragraph">
      <style:text-properties fo:font-size="11pt" style:font-size-asian="11pt" style:font-size-complex="11pt"/>
    </style:style>
    <style:style style:name="P20" style:parent-style-name="Default" style:family="paragraph">
      <style:text-properties fo:font-size="11pt" style:font-size-asian="11pt" style:font-size-complex="11pt"/>
    </style:style>
    <style:style style:name="P21" style:parent-style-name="Default" style:family="paragraph">
      <style:text-properties fo:font-weight="bold" style:font-weight-asian="bold" style:font-weight-complex="bold" fo:font-size="11pt" style:font-size-asian="11pt" style:font-size-complex="11pt"/>
    </style:style>
    <style:style style:name="T22" style:parent-style-name="DefaultParagraphFont" style:family="text">
      <style:text-properties fo:font-weight="bold" style:font-weight-asian="bold" style:font-weight-complex="bold" fo:font-size="11pt" style:font-size-asian="11pt" style:font-size-complex="11pt"/>
    </style:style>
    <style:style style:name="P23" style:parent-style-name="ListParagraph" style:list-style-name="LFO1" style:family="paragraph"/>
    <style:style style:name="P24" style:parent-style-name="ListParagraph" style:list-style-name="LFO1" style:family="paragraph"/>
  </office:automatic-styles>
  <office:body>
    <office:text text:use-soft-page-breaks="true">
      <text:p text:style-name="P1">The report<text:s/></text:p>
      <text:p text:style-name="P2"/>
      <text:p text:style-name="P3">The report should be composed of a series of screenshots in Section A, B, C; a brief explanation in Section A, full software code(html, css, js, php, mysql) in Section D and a usability/accessibility checklist in Section E.<text:s/></text:p>
      <text:p text:style-name="P4"/>
      <text:p text:style-name="Default"><text:span text:style-name="T5">Section A: Directory structure<text:s/></text:span></text:p>
      <text:p text:style-name="P6"/>
      <text:p text:style-name="P7">Screenshot and supporting text of directory structure and contents. Explain how the files are connected in this structure.<text:s/></text:p>
      <text:p text:style-name="P8"/>
      <text:p text:style-name="Default"><text:span text:style-name="T9">Section B: Frontend<text:s/></text:span></text:p>
      <text:p text:style-name="P10"/>
      <text:p text:style-name="P11">Screenshots of the following pages – homepage, pay.php and success.php, WITH example credit card details in the text boxes. Screenshot of JavaScript verification of wrong credit card details FAILING the verification process.<text:s/></text:p>
      <text:p text:style-name="P12"/>
      <text:p text:style-name="Default"><text:span text:style-name="T13">Section C: Backend.<text:s/></text:span></text:p>
      <text:p text:style-name="P14"/>
      <text:p text:style-name="P15">Screenshot of the database table illustrating the credit card data inserted into the appropriate columns.<text:s/></text:p>
      <text:p text:style-name="P16"/>
      <text:p text:style-name="Default"><text:span text:style-name="T17">Section D: Code appendix<text:s/></text:span></text:p>
      <text:p text:style-name="P18"/>
      <text:p text:style-name="P19">A copy of all the HTML5, CSS, JavaScript and PHP code used in your website.<text:s/></text:p>
      <text:p text:style-name="P20">Please note: if you download and use images from other sources, you need to add a reference at the end of this report.<text:s/></text:p>
      <text:p text:style-name="P21"/>
      <text:p text:style-name="Default"><text:span text:style-name="T22">Section E: Usability and accessibility checklist<text:s/></text:span></text:p>
      <text:list text:style-name="LFO1" text:continue-numbering="true">
        <text:list-item>
          <text:p text:style-name="P23">Form fields have labels (meaning if you click on the labels, not just the input fields, you can start inputting or scrolling through. It also makes it easier for screen readers)</text:p>
        </text:list-item>
        <text:list-item>
          <text:p text:style-name="P24">Alt tag/attribute on images for screen readers.<text:s/></text:p>
        </text:list-item>
      </text:list>
      <text:p text:style-name="Normal">Implement features to address usability and accessibility. List your features, explaining briefly how each benefits usability and/or accessibil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alibri" style:font-name-complex="Calibri" fo:color="#000000"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text:tab/>MMU Student ID/Name: 19095713<text:s/>Owen Clifford Park</text:p>
        <text:p text:style-name="Header"><text:tab/><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wen Clifford Park</meta:initial-creator>
    <dc:creator>Owen Clifford Park</dc:creator>
    <meta:creation-date>2021-02-13T16:44:00Z</meta:creation-date>
    <dc:date>2021-02-13T16:52:00Z</dc:date>
    <meta:template xlink:href="Normal.dotm" xlink:type="simple"/>
    <meta:editing-cycles>6</meta:editing-cycles>
    <meta:editing-duration>PT480S</meta:editing-duration>
    <meta:document-statistic meta:page-count="1" meta:paragraph-count="2" meta:word-count="212" meta:character-count="1423" meta:row-count="10" meta:non-whitespace-character-count="1213"/>
  </office:meta>
</office:document-meta>
</file>